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ChangeEvent.getPrincip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hangeEvent.getAffectedEntryShor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eChangeEvent.getEv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hangeEvent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hangeEvent.getEven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hangeEvent.getEven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hangeEvent.getEven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hangeEvent.getAffectedEnt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hangeEvent.BaseChangeEvent( int id , int changeEventType , String affectedEntryName , String changeEventPrincipal , Date changeEven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